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1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5" style:family="table-cell" style:parent-style-name="Default" style:data-style-name="N3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7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7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3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style:vertical-align="middle" style:cell-protect="none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4.206875cm"/>
    </style:style>
    <style:style style:name="co10" style:family="table-column">
      <style:table-column-properties fo:break-before="auto" style:column-width="4.94770833333333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July_15.C4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G4)),ISBLANK(AF4)))" style:apply-style-name="cf1" style:base-cell-address="July_15.AF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F5)),ISBLANK(AE5)))" style:apply-style-name="cf1" style:base-cell-address="July_15.AE5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E6)),ISBLANK(AD6)))" style:apply-style-name="cf1" style:base-cell-address="July_15.AD6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L5)),ISBLANK(AK5)))" style:apply-style-name="cf1" style:base-cell-address="July_15.AK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July_15.D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July_15.F4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July_15.G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July_15.H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July_15.I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July_15.J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July_15.D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July_15.N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July_15.D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July_15.B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July_15.E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July_15.C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July_15.B5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July_15.B6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July_15.C6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July_15.K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July_15.L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July_15.M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July_15.N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July_15.O5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July_15.S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July_15.Y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July_15.X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July_15.R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July_15.R5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July_15.T4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July_15" table:style-name="ta1" table:print-ranges="July_15.A1:July_15.AN6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12" table:default-cell-style-name="ce20"/>
        <table:table-column table:style-name="co5" table:number-columns-repeated="2" table:default-cell-style-name="ce1"/>
        <table:table-column table:style-name="co4" table:number-columns-repeated="6" table:default-cell-style-name="ce1"/>
        <table:table-column table:style-name="co6" table:number-columns-repeated="2" table:default-cell-style-name="ce1"/>
        <table:table-column table:style-name="co4" table:number-columns-repeated="2" table:default-cell-style-name="ce1"/>
        <table:table-column table:style-name="co7" table:number-columns-repeated="2" table:default-cell-style-name="ce1"/>
        <table:table-column table:style-name="co8" table:number-columns-repeated="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number-columns-repeated="16344" table:default-cell-style-name="ce1"/>
        <table:table-row table:style-name="ro1">
          <table:table-cell office:value-type="string" table:number-columns-spanned="1" table:number-rows-spanned="3" table:content-validation-name="val2" table:style-name="ce46">
            <text:p>Organisation name</text:p>
          </table:table-cell>
          <table:table-cell office:value-type="string" table:number-columns-spanned="1" table:number-rows-spanned="3" table:content-validation-name="val2" table:style-name="ce48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4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40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4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0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0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7">
            <text:p>Grand Total paybill/staffing (payroll and non-payroll) costs</text:p>
          </table:table-cell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130" table:style-name="ce2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6">
            <text:p>AO/AA</text:p>
          </table:table-cell>
          <table:covered-table-cell/>
          <table:table-cell office:value-type="string" table:number-columns-spanned="2" table:number-rows-spanned="1" table:style-name="ce46">
            <text:p>EO</text:p>
          </table:table-cell>
          <table:covered-table-cell/>
          <table:table-cell office:value-type="string" table:number-columns-spanned="2" table:number-rows-spanned="1" table:style-name="ce46">
            <text:p>SEO/HEO</text:p>
          </table:table-cell>
          <table:covered-table-cell/>
          <table:table-cell office:value-type="string" table:number-columns-spanned="2" table:number-rows-spanned="1" table:style-name="ce46">
            <text:p>Grade 6/7</text:p>
          </table:table-cell>
          <table:covered-table-cell/>
          <table:table-cell office:value-type="string" table:number-columns-spanned="2" table:number-rows-spanned="1" table:style-name="ce46">
            <text:p>SCS</text:p>
          </table:table-cell>
          <table:covered-table-cell/>
          <table:table-cell office:value-type="string" table:number-columns-spanned="2" table:number-rows-spanned="1" table:style-name="ce4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4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0">
            <text:p>Interim managers</text:p>
          </table:table-cell>
          <table:covered-table-cell/>
          <table:table-cell office:value-type="string" table:number-columns-spanned="2" table:number-rows-spanned="1" table:style-name="ce40">
            <text:p>Specialist Contractors</text:p>
          </table:table-cell>
          <table:covered-table-cell/>
          <table:table-cell office:value-type="string" table:number-columns-spanned="2" table:number-rows-spanned="1" table:style-name="ce40">
            <text:p>Consultants/consultanc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6">
            <text:p>Salary</text:p>
          </table:table-cell>
          <table:table-cell office:value-type="string" table:number-columns-spanned="1" table:number-rows-spanned="2" table:style-name="ce46">
            <text:p>Allowances</text:p>
          </table:table-cell>
          <table:table-cell office:value-type="string" table:number-columns-spanned="1" table:number-rows-spanned="2" table:style-name="ce46">
            <text:p>Non-consolidated performance payments</text:p>
          </table:table-cell>
          <table:table-cell office:value-type="string" table:number-columns-spanned="1" table:number-rows-spanned="2" table:style-name="ce46">
            <text:p>Overtime</text:p>
          </table:table-cell>
          <table:table-cell office:value-type="string" table:number-columns-spanned="1" table:number-rows-spanned="2" table:style-name="ce46">
            <text:p>Employer pension contributions</text:p>
          </table:table-cell>
          <table:table-cell office:value-type="string" table:number-columns-spanned="1" table:number-rows-spanned="2" table:style-name="ce46">
            <text:p>Employer national insurance contributions</text:p>
          </table:table-cell>
          <table:table-cell office:value-type="string" table:number-columns-spanned="1" table:number-rows-spanned="2" table:style-name="ce46">
            <text:p>Total paybill for payroll staff</text:p>
          </table:table-cell>
          <table:table-cell office:value-type="string" table:number-columns-spanned="1" table:number-rows-spanned="2" table:style-name="ce4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6">
            <text:p>Total monthly cost of consultants/</text:p>
            <text:p>consultancy</text:p>
          </table:table-cell>
          <table:table-cell office:value-type="string" table:number-columns-spanned="1" table:number-rows-spanned="2" table:style-name="ce46">
            <text:p>Total non-payroll (CCL) staff costs</text:p>
          </table:table-cell>
          <table:covered-table-cell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130" table:style-name="ce2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2" table:style-name="ce5">
            <text:p>Headcount</text:p>
          </table:table-cell>
          <table:table-cell office:value-type="string" table:content-validation-name="val2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63">
            <text:p>Ministerial Department</text:p>
          </table:table-cell>
          <table:table-cell office:value-type="string" table:style-name="ce49">
            <text:p>Department for International Development</text:p>
          </table:table-cell>
          <table:table-cell office:value-type="float" office:value="91" table:style-name="ce62">
            <text:p>91</text:p>
          </table:table-cell>
          <table:table-cell office:value-type="float" office:value="86.8" table:style-name="ce64">
            <text:p>86.8</text:p>
          </table:table-cell>
          <table:table-cell office:value-type="float" office:value="187" table:style-name="ce55">
            <text:p>187</text:p>
          </table:table-cell>
          <table:table-cell office:value-type="float" office:value="180.5" table:style-name="ce56">
            <text:p>180.5</text:p>
          </table:table-cell>
          <table:table-cell office:value-type="float" office:value="522" table:style-name="ce57">
            <text:p>522</text:p>
          </table:table-cell>
          <table:table-cell office:value-type="float" office:value="511.9" table:style-name="ce58">
            <text:p>511.9</text:p>
          </table:table-cell>
          <table:table-cell office:value-type="float" office:value="1123" table:style-name="ce59">
            <text:p>1123</text:p>
          </table:table-cell>
          <table:table-cell office:value-type="float" office:value="1090.0999999999999" table:style-name="ce69">
            <text:p>1090.1</text:p>
          </table:table-cell>
          <table:table-cell office:value-type="float" office:value="89" table:style-name="ce70">
            <text:p>89</text:p>
          </table:table-cell>
          <table:table-cell office:value-type="float" office:value="88.8" table:style-name="ce71">
            <text:p>88.8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float" office:value="2012" table:formula="msoxl:=SUM(D4,F4,H4,J4,L4,N4)" table:content-validation-name="val2" table:style-name="ce11">
            <text:p>2,012</text:p>
          </table:table-cell>
          <table:table-cell office:value-type="float" office:value="1958.1" table:formula="msoxl:=SUM(E4,G4,I4,K4,M4,O4)" table:content-validation-name="val2" table:style-name="ce11">
            <text:p>1,958</text:p>
          </table:table-cell>
          <table:table-cell office:value-type="float" office:value="11" table:style-name="ce77">
            <text:p>11</text:p>
          </table:table-cell>
          <table:table-cell office:value-type="float" office:value="11" table:style-name="ce74">
            <text:p>11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float" office:value="2" table:style-name="ce76">
            <text:p>2</text:p>
          </table:table-cell>
          <table:table-cell office:value-type="float" office:value="2" table:style-name="ce75">
            <text:p>2</text:p>
          </table:table-cell>
          <table:table-cell office:value-type="float" office:value="13" table:formula="msoxl:=SUM(R4,T4,V4,X4,)" table:style-name="ce12">
            <text:p>13</text:p>
          </table:table-cell>
          <table:table-cell office:value-type="float" office:value="13" table:formula="msoxl:=SUM(S4,U4,W4,Y4)" table:style-name="ce12">
            <text:p>13</text:p>
          </table:table-cell>
          <table:table-cell office:value-type="float" office:value="2025" table:formula="msoxl:=P4+Z4" table:content-validation-name="val2" table:style-name="ce13">
            <text:p>2,025</text:p>
          </table:table-cell>
          <table:table-cell office:value-type="float" office:value="1971.1" table:formula="msoxl:=Q4+AA4" table:content-validation-name="val2" table:style-name="ce13">
            <text:p>1,971</text:p>
          </table:table-cell>
          <table:table-cell office:value-type="float" office:value="8082203.2299999995" table:content-validation-name="val1" table:style-name="ce14">
            <text:p>8,082,203.23<text:s/></text:p>
          </table:table-cell>
          <table:table-cell office:value-type="currency" office:value="49867.24" table:content-validation-name="val1" table:style-name="ce15">
            <text:p>£49,867.24</text:p>
          </table:table-cell>
          <table:table-cell office:value-type="string" table:style-name="ce50">
            <text:p>NIL</text:p>
          </table:table-cell>
          <table:table-cell office:value-type="currency" office:value="61014.060000000005" table:content-validation-name="val1" table:style-name="ce15">
            <text:p>£61,014.06</text:p>
          </table:table-cell>
          <table:table-cell office:value-type="currency" office:value="1761657.2999999998" table:content-validation-name="val1" table:style-name="ce15">
            <text:p>£1,761,657.30</text:p>
          </table:table-cell>
          <table:table-cell office:value-type="currency" office:value="598602.28" table:content-validation-name="val1" table:style-name="ce15">
            <text:p>£598,602.28</text:p>
          </table:table-cell>
          <table:table-cell office:value-type="currency" office:value="10553344.109999998" table:formula="msoxl:=SUM(AD4:AI4)" table:style-name="ce16">
            <text:p>£10,553,344.11</text:p>
          </table:table-cell>
          <table:table-cell office:value-type="currency" office:value="55173.33" table:content-validation-name="val1" table:style-name="ce17">
            <text:p>£55,173.33</text:p>
          </table:table-cell>
          <table:table-cell office:value-type="currency" office:value="26564.679999999997" table:content-validation-name="val1" table:style-name="ce17">
            <text:p>£26,564.68</text:p>
          </table:table-cell>
          <table:table-cell office:value-type="currency" office:value="81738.009999999995" table:formula="msoxl:=SUM(AK4:AL4)" table:style-name="ce18">
            <text:p>£81,738.01</text:p>
          </table:table-cell>
          <table:table-cell office:value-type="currency" office:value="10635082.119999997" table:formula="msoxl:=SUM(AM4,AJ4)" table:style-name="ce19">
            <text:p>£10,635,082.12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style-name="ro4">
          <table:table-cell office:value-type="string" table:style-name="ce8">
            <text:p>Independent Commission for Aid Impact</text:p>
          </table:table-cell>
          <table:table-cell office:value-type="string" table:style-name="ce66">
            <text:p>Executive Non-Departmental Public Body</text:p>
          </table:table-cell>
          <table:table-cell office:value-type="string" table:style-name="ce65">
            <text:p>Department for International Development</text:p>
          </table:table-cell>
          <table:table-cell office:value-type="string" table:style-name="ce54">
            <text:p>NIL</text:p>
          </table:table-cell>
          <table:table-cell office:value-type="string" table:style-name="ce54">
            <text:p>NIL</text:p>
          </table:table-cell>
          <table:table-cell office:value-type="string" table:style-name="ce54">
            <text:p>NIL</text:p>
          </table:table-cell>
          <table:table-cell office:value-type="string" table:style-name="ce54">
            <text:p>NIL</text:p>
          </table:table-cell>
          <table:table-cell office:value-type="string" table:style-name="ce54">
            <text:p>NIL</text:p>
          </table:table-cell>
          <table:table-cell office:value-type="string" table:style-name="ce54">
            <text:p>NIL</text:p>
          </table:table-cell>
          <table:table-cell office:value-type="string" table:style-name="ce54">
            <text:p>NIL</text:p>
          </table:table-cell>
          <table:table-cell office:value-type="string" table:style-name="ce54">
            <text:p>NIL</text:p>
          </table:table-cell>
          <table:table-cell office:value-type="string" table:style-name="ce54">
            <text:p>NIL</text:p>
          </table:table-cell>
          <table:table-cell office:value-type="string" table:style-name="ce54">
            <text:p>NIL</text:p>
          </table:table-cell>
          <table:table-cell office:value-type="float" office:value="10" table:style-name="ce72">
            <text:p>10</text:p>
          </table:table-cell>
          <table:table-cell office:value-type="float" office:value="6" table:style-name="ce73">
            <text:p>6</text:p>
          </table:table-cell>
          <table:table-cell office:value-type="float" office:value="10" table:formula="msoxl:=SUM(D5,F5,H5,J5,L5,N5)" table:content-validation-name="val2" table:style-name="ce11">
            <text:p>10</text:p>
          </table:table-cell>
          <table:table-cell office:value-type="float" office:value="6" table:formula="msoxl:=SUM(E5,G5,I5,K5,M5,O5)" table:content-validation-name="val2" table:style-name="ce11">
            <text:p>6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float" office:value="0" table:formula="msoxl:=SUM(R5,T5,V5,X5,)" table:style-name="ce12">
            <text:p>0</text:p>
          </table:table-cell>
          <table:table-cell office:value-type="float" office:value="0" table:formula="msoxl:=SUM(S5,U5,W5,Y5)" table:style-name="ce12">
            <text:p>0</text:p>
          </table:table-cell>
          <table:table-cell office:value-type="float" office:value="10" table:formula="msoxl:=P5+Z5" table:content-validation-name="val2" table:style-name="ce13">
            <text:p>10</text:p>
          </table:table-cell>
          <table:table-cell office:value-type="float" office:value="6" table:formula="msoxl:=Q5+AA5" table:content-validation-name="val2" table:style-name="ce13">
            <text:p>6</text:p>
          </table:table-cell>
          <table:table-cell office:value-type="currency" office:value="16223.46" table:style-name="ce15">
            <text:p>£16,223.46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currency" office:value="16223.46" table:formula="msoxl:=SUM(AD5:AI5)" table:style-name="ce16">
            <text:p>£16,223.46</text:p>
          </table:table-cell>
          <table:table-cell office:value-type="string" table:style-name="ce53">
            <text:p>NIL</text:p>
          </table:table-cell>
          <table:table-cell office:value-type="string" table:style-name="ce53">
            <text:p>NIL</text:p>
          </table:table-cell>
          <table:table-cell office:value-type="currency" office:value="0" table:formula="msoxl:=SUM(AK5:AL5)" table:style-name="ce18">
            <text:p>£0.00</text:p>
          </table:table-cell>
          <table:table-cell office:value-type="currency" office:value="16223.46" table:formula="msoxl:=SUM(AM5,AJ5)" table:style-name="ce19">
            <text:p>£16,223.46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style-name="ro4">
          <table:table-cell office:value-type="string" table:style-name="ce8">
            <text:p>Commonwealth Scholarship Commission</text:p>
          </table:table-cell>
          <table:table-cell office:value-type="string" table:style-name="ce67">
            <text:p>Executive Non-Departmental Public Body</text:p>
          </table:table-cell>
          <table:table-cell office:value-type="string" table:style-name="ce68">
            <text:p>Department for International Development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float" office:value="0" table:formula="msoxl:=SUM(D6,F6,H6,J6,L6,N6)" table:content-validation-name="val2" table:style-name="ce11">
            <text:p>0</text:p>
          </table:table-cell>
          <table:table-cell office:value-type="float" office:value="0" table:formula="msoxl:=SUM(E6,G6,I6,K6,M6,O6)" table:content-validation-name="val2" table:style-name="ce11">
            <text:p>0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float" office:value="0" table:formula="msoxl:=SUM(R6,T6,V6,X6,)" table:style-name="ce12">
            <text:p>0</text:p>
          </table:table-cell>
          <table:table-cell office:value-type="float" office:value="0" table:formula="msoxl:=SUM(S6,U6,W6,Y6)" table:style-name="ce12">
            <text:p>0</text:p>
          </table:table-cell>
          <table:table-cell office:value-type="float" office:value="0" table:formula="msoxl:=P6+Z6" table:content-validation-name="val2" table:style-name="ce13">
            <text:p>0</text:p>
          </table:table-cell>
          <table:table-cell office:value-type="float" office:value="0" table:formula="msoxl:=Q6+AA6" table:content-validation-name="val2" table:style-name="ce13">
            <text:p>0</text:p>
          </table:table-cell>
          <table:table-cell office:value-type="string" table:style-name="ce52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currency" office:value="0" table:formula="msoxl:=SUM(AD6:AI6)" table:style-name="ce16">
            <text:p>£0.00</text:p>
          </table:table-cell>
          <table:table-cell office:value-type="string" table:style-name="ce53">
            <text:p>NIL</text:p>
          </table:table-cell>
          <table:table-cell office:value-type="string" table:style-name="ce53">
            <text:p>NIL</text:p>
          </table:table-cell>
          <table:table-cell office:value-type="currency" office:value="0" table:formula="msoxl:=SUM(AK6:AL6)" table:style-name="ce18">
            <text:p>£0.00</text:p>
          </table:table-cell>
          <table:table-cell office:value-type="currency" office:value="0" table:formula="msoxl:=SUM(AM6,AJ6)" table:style-name="ce19">
            <text:p>£0.00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number-rows-repeated="1048570" table:style-name="ro5">
          <table:table-cell table:number-columns-repeated="40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number number:decimal-places="2" number:min-integer-digits="1" number:grouping="true"/>
      <number:text> </number:text>
    </number:number-style>
    <number:number-style style:name="N36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36P0"/>
    </number:number-style>
    <number:currency-style style:name="N37">
      <number:currency-symbol>£</number:currency-symbol>
      <number:number number:decimal-places="2" number:min-integer-digits="1" number:grouping="true"/>
    </number:currency-style>
    <number:date-style style:name="N38">
      <number:year number:style="long"/>
      <number:text>/</number:text>
      <number:month number:style="long"/>
      <number:text>/</number:text>
      <number:day number:style="long"/>
    </number:date-style>
    <number:number-style style:name="N39P0">
      <number:number number:decimal-places="0" number:min-integer-digits="1" number:grouping="true"/>
    </number:number-style>
    <number:number-style style:name="N39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9P0"/>
    </number:number-style>
    <number:date-style style:name="N40">
      <number:day number:style="long"/>
      <number:text>:</number:text>
      <number:hours number:style="long"/>
      <number:text>:</number:text>
      <number:minutes number:style="long"/>
    </number:date-style>
    <number:date-style style:name="N41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2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3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4">
      <number:number number:decimal-places="0" number:min-integer-digits="11">
        <number:embedded-text number:position="5"> </number:embedded-text>
      </number:number>
    </number:number-style>
    <number:number-style style:name="N45P0">
      <number:number number:decimal-places="0" number:min-integer-digits="4"/>
    </number:number-style>
    <number:number-style style:name="N45">
      <number:number number:min-integer-digits="1"/>
      <style:map style:condition="value()&lt;=9999" style:apply-style-name="N45P0"/>
    </number:number-style>
    <number:number-style style:name="N46P0">
      <number:text>N-</number:text>
      <number:number number:decimal-places="0" number:min-integer-digits="4"/>
    </number:number-style>
    <number:number-style style:name="N46">
      <number:number number:min-integer-digits="1"/>
      <style:map style:condition="value()&lt;=9999" style:apply-style-name="N46P0"/>
    </number:number-style>
    <number:text-style style:name="N47P0"/>
    <number:text-style style:name="N47P1"/>
    <number:text-style style:name="N47P2"/>
    <number:text-style style:name="N47">
      <style:map style:condition="value()&gt;0" style:apply-style-name="N47P0"/>
      <style:map style:condition="value()&lt;0" style:apply-style-name="N47P1"/>
      <style:map style:condition="value()=0" style:apply-style-name="N47P2"/>
    </number:text-style>
    <number:text-style style:name="N48P0"/>
    <number:text-style style:name="N48P1"/>
    <number:text-style style:name="N48"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9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9P0"/>
    </number:number-style>
    <number:time-style style:name="N50" number:truncate-on-overflow="false">
      <number:hours/>
      <number:text>:</number:text>
      <number:minutes number:style="long"/>
    </number:time-style>
    <number:time-style style:name="N51" number:truncate-on-overflow="false">
      <number:hours number:style="long"/>
      <number:text>:</number:text>
      <number:minutes number:style="long"/>
    </number:time-style>
    <number:number-style style:name="N52">
      <number:number number:decimal-places="0" number:min-integer-digits="2"/>
    </number:number-style>
    <number:number-style style:name="N53">
      <number:number number:decimal-places="0" number:min-integer-digits="3"/>
    </number:number-style>
    <number:number-style style:name="N54">
      <number:number number:decimal-places="0" number:min-integer-digits="1" number:grouping="true" number:display-factor="1000"/>
    </number:number-style>
    <number:number-style style:name="N55P0">
      <style:text-properties fo:color="#0000FF"/>
      <number:number number:decimal-places="2" number:min-integer-digits="1" number:grouping="true"/>
    </number:number-style>
    <number:number-style style:name="N55P1">
      <style:text-properties fo:color="#FF0000"/>
      <number:text>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number-style style:name="N56P0">
      <number:text>kr</number:text>
      <number:number number:decimal-places="0" number:min-integer-digits="1" number:grouping="true" number:display-factor="1000"/>
    </number:number-style>
    <number:number-style style:name="N56">
      <number:text>kr-</number:text>
      <number:number number:decimal-places="0" number:min-integer-digits="1" number:grouping="true" number:display-factor="1000"/>
      <style:map style:condition="value()&gt;=0" style:apply-style-name="N56P0"/>
    </number:number-style>
    <number:number-style style:name="N57P0">
      <style:text-properties fo:color="#0000FF"/>
      <number:text>kr</number:text>
      <number:number number:decimal-places="2" number:min-integer-digits="1" number:grouping="true"/>
    </number:number-style>
    <number:number-style style:name="N57P1">
      <style:text-properties fo:color="#FF0000"/>
      <number:text>kr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8"/>
    <style:style style:name="Caption" style:family="table-cell" style:data-style-name="N39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40"/>
    <style:style style:name="DagOgDato" style:family="table-cell" style:data-style-name="N41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3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4"/>
    <style:style style:name="PostNr" style:family="table-cell" style:data-style-name="N45"/>
    <style:style style:name="PostNrNorge" style:family="table-cell" style:data-style-name="N46"/>
    <style:style style:name="SkjulAlt" style:family="table-cell" style:data-style-name="N47"/>
    <style:style style:name="SkjulTall" style:family="table-cell" style:data-style-name="N48"/>
    <style:style style:name="Telefon" style:family="table-cell" style:data-style-name="N49"/>
    <style:style style:name="Timer1" style:family="table-cell" style:data-style-name="N50"/>
    <style:style style:name="Timer2" style:family="table-cell" style:data-style-name="N51"/>
    <style:style style:name="ToSiffer" style:family="table-cell" style:data-style-name="N52"/>
    <style:style style:name="TreSiffer" style:family="table-cell" style:data-style-name="N53"/>
    <style:style style:name="Tusenskille1000" style:family="table-cell" style:data-style-name="N54"/>
    <style:style style:name="TusenskilleFarger" style:family="table-cell" style:data-style-name="N55"/>
    <style:style style:name="Valuta1000" style:family="table-cell" style:data-style-name="N56"/>
    <style:style style:name="ValutaFarger" style:family="table-cell" style:data-style-name="N57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15-09-16T09:32:55Z</meta:creation-date>
    <dc:date>2015-09-16T09:45:20Z</dc:date>
  </office:meta>
</office:document-meta>
</file>